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3pt" officeooo:rsid="001cb9db" officeooo:paragraph-rsid="001cb9db" style:font-size-asian="11.3500003814697pt" style:font-size-complex="13pt"/>
    </style:style>
    <style:style style:name="P3" style:family="paragraph" style:parent-style-name="Standard">
      <style:text-properties fo:font-size="13pt" officeooo:paragraph-rsid="001cb9db" style:font-size-asian="11.3500003814697pt" style:font-size-complex="13pt"/>
    </style:style>
    <style:style style:name="P4" style:family="paragraph" style:parent-style-name="Standard">
      <style:text-properties fo:font-size="13pt" officeooo:rsid="001e8cc8" officeooo:paragraph-rsid="001e8cc8" style:font-size-asian="11.3500003814697pt" style:font-size-complex="13pt"/>
    </style:style>
    <style:style style:name="T1" style:family="text">
      <style:text-properties officeooo:rsid="001cb9db"/>
    </style:style>
    <style:style style:name="T2" style:family="text">
      <style:text-properties officeooo:rsid="001e8c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<text:span text:style-name="T1">PIG COMMANDS</text:span></text:p>
      <text:p text:style-name="P3"/>
      <text:p text:style-name="P3"><text:span text:style-name="T1">1. hdfs dfs <text:s/>-mkdir /tmp/user</text:span></text:p>
      <text:p text:style-name="P2">2. hdfs <text:s/>dfs <text:s/>-mkdir <text:s/>/tmp/zipcodes</text:p>
      <text:p text:style-name="P2">3. gedit <text:s/>users.txt <text:s/><text:span text:style-name="T2">(930,28,f,scientist,07310)</text:span></text:p>
      <text:p text:style-name="P2">4. gedit <text:s/>zipcodes.txt<text:span text:style-name="T2">(920,29,m,admin,21112)</text:span></text:p>
      <text:p text:style-name="P2"><text:s text:c="2"/><text:span text:style-name="T2">98801,newyork,usa</text:span></text:p>
      <text:p text:style-name="P4"><text:s text:c="2"/>07310,china,ua</text:p>
      <text:p text:style-name="P2">5. hdfs <text:s/>dfs <text:s/>-put <text:s/>zipcodes.txt <text:s/>/tmp/zipcodes</text:p>
      <text:p text:style-name="P2">5. hdfs <text:s/>dfs <text:s/>-put <text:s/>users.txt <text:s/>/tmp/user</text:p>
      <text:p text:style-name="P2">6. gedit <text:s/>join_lab.pig</text:p>
      <text:p text:style-name="P2">users=LOAD <text:s/>‘/tmp/user’ USING pigstorage</text:p>
      <text:p text:style-name="P2">(‘,’) <text:s/>AS (userid:chararray, <text:s/>age:int, gender:chararray, <text:s/>occupation:chararray, <text:s/>zipcodes:chararray);</text:p>
      <text:p text:style-name="P2">zipcodes=LOAD <text:s text:c="2"/>‘/tmp/zipcodes’ <text:s/>USING pigstorage(‘,’) <text:s/>as (zipcode:chararray, city:chararray, country:chararray);</text:p>
      <text:p text:style-name="P2">jned=JOIN <text:s/>users BY zipcode,zipcodes <text:s/>BY <text:s/>zipcode;</text:p>
      <text:p text:style-name="P2">STORE <text:s/>jned <text:s/>INTO <text:s/>‘/tmp/joined_data/’;</text:p>
      <text:p text:style-name="P2">7. pig <text:s/>-f <text:s/>join_lab.pig</text:p>
      <text:p text:style-name="P2">8. hdfs <text:s/>dfs <text:s text:c="2"/>-ls <text:s/>/tmp/joined_data</text:p>
      <text:p text:style-name="P2">9. hdfs <text:s/>dfs <text:s/>-cat <text:s/>/tmp/joined_data/port-r-000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03:03.277363974</meta:creation-date>
    <dc:date>2019-02-12T11:19:46.102552821</dc:date>
    <meta:editing-duration>PT3M22S</meta:editing-duration>
    <meta:editing-cycles>1</meta:editing-cycles>
    <meta:document-statistic meta:table-count="0" meta:image-count="0" meta:object-count="0" meta:page-count="1" meta:paragraph-count="19" meta:word-count="79" meta:character-count="798" meta:non-whitespace-character-count="659"/>
    <meta:generator>LibreOffice/5.1.6.2$Linux_X86_64 LibreOffice_project/10m0$Build-2</meta:generator>
  </office:meta>
</office:document-meta>
</file>